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8687e7" officeooo:paragraph-rsid="008687e7"/>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Text_20_body">
      <style:text-properties officeooo:rsid="0075d57d" officeooo:paragraph-rsid="0075d57d"/>
    </style:style>
    <style:style style:name="P5" style:family="paragraph" style:parent-style-name="Heading_20_1">
      <style:paragraph-properties fo:break-before="page"/>
      <style:text-properties officeooo:rsid="0058853f" officeooo:paragraph-rsid="0058853f"/>
    </style:style>
    <style:style style:name="P6" style:family="paragraph" style:parent-style-name="Text_20_body">
      <style:text-properties officeooo:rsid="009b4763" officeooo:paragraph-rsid="009b4763"/>
    </style:style>
    <style:style style:name="P7" style:family="paragraph" style:parent-style-name="Text_20_body">
      <style:text-properties officeooo:paragraph-rsid="00747780"/>
    </style:style>
    <style:style style:name="P8" style:family="paragraph" style:parent-style-name="Text_20_body">
      <style:text-properties fo:font-weight="bold" officeooo:rsid="009b4763" officeooo:paragraph-rsid="009b4763" style:font-weight-asian="bold" style:font-weight-complex="bold"/>
    </style:style>
    <style:style style:name="P9" style:family="paragraph" style:parent-style-name="Text_20_body">
      <style:text-properties fo:font-weight="normal" officeooo:rsid="009b4763" officeooo:paragraph-rsid="009b4763" style:font-weight-asian="normal" style:font-weight-complex="normal"/>
    </style:style>
    <style:style style:name="P10" style:family="paragraph" style:parent-style-name="Text_20_body">
      <style:text-properties officeooo:rsid="00960147" officeooo:paragraph-rsid="00960147"/>
    </style:style>
    <style:style style:name="P11" style:family="paragraph" style:parent-style-name="Heading_20_1" style:list-style-name="">
      <style:paragraph-properties fo:line-height="100%" fo:break-before="page">
        <style:tab-stops/>
      </style:paragraph-properties>
      <style:text-properties officeooo:rsid="0089eb66" officeooo:paragraph-rsid="00882b5b"/>
    </style:style>
    <style:style style:name="P12" style:family="paragraph" style:parent-style-name="Text_20_body" style:list-style-name="">
      <style:paragraph-properties fo:line-height="100%">
        <style:tab-stops/>
      </style:paragraph-properties>
      <style:text-properties officeooo:rsid="009b4763" officeooo:paragraph-rsid="009b4763"/>
    </style:style>
    <style:style style:name="P13" style:family="paragraph" style:parent-style-name="Text_20_body" style:list-style-name="">
      <style:paragraph-properties fo:line-height="100%">
        <style:tab-stops/>
      </style:paragraph-properties>
      <style:text-properties fo:font-weight="bold" officeooo:rsid="009b4763" officeooo:paragraph-rsid="009b4763" style:font-weight-asian="bold" style:font-weight-complex="bold"/>
    </style:style>
    <style:style style:name="P14" style:family="paragraph" style:parent-style-name="Text_20_body" style:list-style-name="">
      <style:paragraph-properties fo:line-height="100%">
        <style:tab-stops/>
      </style:paragraph-properties>
      <style:text-properties fo:font-weight="bold" officeooo:rsid="0089eb66" officeooo:paragraph-rsid="00882b5b" style:font-weight-asian="bold" style:font-weight-complex="bold"/>
    </style:style>
    <style:style style:name="P15" style:family="paragraph" style:parent-style-name="Text_20_body" style:list-style-name="">
      <style:paragraph-properties fo:line-height="100%">
        <style:tab-stops/>
      </style:paragraph-properties>
      <style:text-properties officeooo:rsid="009bd480" officeooo:paragraph-rsid="009bd480"/>
    </style:style>
    <style:style style:name="P16" style:family="paragraph" style:parent-style-name="Text_20_body" style:list-style-name="">
      <style:paragraph-properties fo:line-height="100%">
        <style:tab-stops/>
      </style:paragraph-properties>
      <style:text-properties officeooo:paragraph-rsid="009bd480"/>
    </style:style>
    <style:style style:name="P17" style:family="paragraph" style:parent-style-name="Heading_20_2">
      <style:text-properties officeooo:rsid="009bd480" officeooo:paragraph-rsid="009bd480"/>
    </style:style>
    <style:style style:name="P18" style:family="paragraph" style:parent-style-name="Text_20_body">
      <style:text-properties officeooo:rsid="009bd480" officeooo:paragraph-rsid="009bd480"/>
    </style:style>
    <style:style style:name="P19" style:family="paragraph" style:parent-style-name="Text_20_body" style:list-style-name="">
      <style:paragraph-properties fo:line-height="100%">
        <style:tab-stops/>
      </style:paragraph-properties>
      <style:text-properties officeooo:rsid="0089eb66" officeooo:paragraph-rsid="00882b5b"/>
    </style:style>
    <style:style style:name="P20" style:family="paragraph" style:parent-style-name="Heading_20_1" style:list-style-name="">
      <style:paragraph-properties fo:line-height="100%" fo:break-before="page">
        <style:tab-stops/>
      </style:paragraph-properties>
      <style:text-properties officeooo:rsid="00882b5b" officeooo:paragraph-rsid="00882b5b"/>
    </style:style>
    <style:style style:name="P21" style:family="paragraph" style:parent-style-name="Text_20_body" style:list-style-name="">
      <style:paragraph-properties fo:line-height="100%">
        <style:tab-stops/>
      </style:paragraph-properties>
      <style:text-properties officeooo:rsid="008b397f" officeooo:paragraph-rsid="008b397f"/>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
      <style:paragraph-properties fo:line-height="100%">
        <style:tab-stops/>
      </style:paragraph-properties>
      <style:text-properties officeooo:rsid="00882b5b" officeooo:paragraph-rsid="00882b5b"/>
    </style:style>
    <style:style style:name="P24" style:family="paragraph" style:parent-style-name="Heading_20_1">
      <style:paragraph-properties fo:break-before="page"/>
    </style:style>
    <style:style style:name="P25" style:family="paragraph" style:parent-style-name="Text_20_body">
      <style:text-properties fo:font-weight="normal" officeooo:rsid="009ca893" officeooo:paragraph-rsid="009ca893" style:font-weight-asian="normal" style:font-weight-complex="normal"/>
    </style:style>
    <style:style style:name="P26" style:family="paragraph" style:parent-style-name="Text_20_body">
      <style:text-properties officeooo:rsid="008f7a2c" officeooo:paragraph-rsid="008f7a2c"/>
    </style:style>
    <style:style style:name="P27" style:family="paragraph" style:parent-style-name="CODE">
      <style:text-properties officeooo:paragraph-rsid="009da6b1"/>
    </style:style>
    <style:style style:name="P28" style:family="paragraph" style:parent-style-name="Text_20_body">
      <style:text-properties officeooo:rsid="0091c110" officeooo:paragraph-rsid="0091c110"/>
    </style:style>
    <style:style style:name="P29" style:family="paragraph" style:parent-style-name="Text_20_body">
      <style:text-properties fo:font-weight="normal" officeooo:rsid="009da6b1" officeooo:paragraph-rsid="009da6b1" style:font-weight-asian="normal" style:font-weight-complex="normal"/>
    </style:style>
    <style:style style:name="P30" style:family="paragraph" style:parent-style-name="Text_20_body">
      <style:text-properties fo:font-weight="bold" officeooo:rsid="0091c110" officeooo:paragraph-rsid="0091c110" style:font-weight-asian="bold" style:font-weight-complex="bold"/>
    </style:style>
    <style:style style:name="P31" style:family="paragraph" style:parent-style-name="CODE">
      <style:text-properties officeooo:rsid="009da6b1" officeooo:paragraph-rsid="009da6b1"/>
    </style:style>
    <style:style style:name="P32" style:family="paragraph" style:parent-style-name="Heading_20_1">
      <style:paragraph-properties fo:break-before="page"/>
      <style:text-properties officeooo:rsid="00882b5b" officeooo:paragraph-rsid="00882b5b"/>
    </style:style>
    <style:style style:name="P33" style:family="paragraph" style:parent-style-name="Text_20_body">
      <style:text-properties officeooo:rsid="00975271" officeooo:paragraph-rsid="00975271"/>
    </style:style>
    <style:style style:name="P34" style:family="paragraph" style:parent-style-name="Text_20_body">
      <style:text-properties officeooo:paragraph-rsid="00882b5b"/>
    </style:style>
    <style:style style:name="P35" style:family="paragraph" style:parent-style-name="Text_20_body">
      <style:text-properties officeooo:rsid="009f16ff" officeooo:paragraph-rsid="009f16ff"/>
    </style:style>
    <style:style style:name="P36" style:family="paragraph" style:parent-style-name="Text_20_body">
      <style:text-properties fo:font-weight="bold" officeooo:rsid="009f16ff" officeooo:paragraph-rsid="009f16ff" style:font-weight-asian="bold" style:font-weight-complex="bold"/>
    </style:style>
    <style:style style:name="P37" style:family="paragraph" style:parent-style-name="CODE">
      <style:paragraph-properties fo:break-before="page"/>
      <style:text-properties officeooo:paragraph-rsid="00a0aba2"/>
    </style:style>
    <style:style style:name="P38" style:family="paragraph" style:parent-style-name="Text_20_body">
      <style:text-properties officeooo:rsid="00a034c1" officeooo:paragraph-rsid="00a034c1"/>
    </style:style>
    <style:style style:name="P39" style:family="paragraph" style:parent-style-name="Text_20_body">
      <style:text-properties fo:font-weight="bold" officeooo:rsid="00a034c1" officeooo:paragraph-rsid="00a034c1" style:font-weight-asian="bold" style:font-weight-complex="bold"/>
    </style:style>
    <style:style style:name="P40" style:family="paragraph" style:parent-style-name="Text_20_body">
      <style:paragraph-properties fo:break-before="page"/>
      <style:text-properties fo:font-weight="bold" officeooo:rsid="00a034c1" officeooo:paragraph-rsid="00a034c1" style:font-weight-asian="bold" style:font-weight-complex="bold"/>
    </style:style>
    <style:style style:name="P41" style:family="paragraph" style:parent-style-name="CODE">
      <style:text-properties officeooo:paragraph-rsid="00a0aba2"/>
    </style:style>
    <style:style style:name="P42" style:family="paragraph" style:parent-style-name="Text_20_body">
      <style:paragraph-properties fo:break-before="page"/>
      <style:text-properties officeooo:rsid="00a034c1" officeooo:paragraph-rsid="00a034c1"/>
    </style:style>
    <style:style style:name="T1" style:family="text">
      <style:text-properties officeooo:rsid="00a3166d"/>
    </style:style>
    <style:style style:name="T2" style:family="text">
      <style:text-properties officeooo:rsid="009f912f"/>
    </style:style>
    <style:style style:name="T3" style:family="text">
      <style:text-properties officeooo:rsid="009b4763"/>
    </style:style>
    <style:style style:name="T4" style:family="text">
      <style:text-properties fo:font-weight="normal" style:font-weight-asian="normal" style:font-weight-complex="normal"/>
    </style:style>
    <style:style style:name="T5" style:family="text">
      <style:text-properties officeooo:rsid="009bd480"/>
    </style:style>
    <style:style style:name="T6" style:family="text">
      <style:text-properties officeooo:rsid="008b397f"/>
    </style:style>
    <style:style style:name="T7" style:family="text">
      <style:text-properties officeooo:rsid="008b1156"/>
    </style:style>
    <style:style style:name="T8" style:family="text">
      <style:text-properties officeooo:rsid="008e23b1"/>
    </style:style>
    <style:style style:name="T9" style:family="text">
      <style:text-properties officeooo:rsid="00908ac5"/>
    </style:style>
    <style:style style:name="T10" style:family="text">
      <style:text-properties fo:font-weight="bold" style:font-weight-asian="bold" style:font-weight-complex="bold"/>
    </style:style>
    <style:style style:name="T11" style:family="text">
      <style:text-properties officeooo:rsid="0091c110"/>
    </style:style>
    <style:style style:name="T12" style:family="text">
      <style:text-properties officeooo:rsid="00975271"/>
    </style:style>
    <style:style style:name="T13" style:family="text">
      <style:text-properties officeooo:rsid="00a0aba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ending AI Capabilities with REST AP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15_192542152" text:style-name="Index_20_Link" text:visited-style-name="Index_20_Link">Setup<text:tab/>2</text:a></text:p>
          <text:p text:style-name="P2"><text:a xlink:type="simple" xlink:href="#__RefHeading___Toc363_835428308" text:style-name="Index_20_Link" text:visited-style-name="Index_20_Link">REST API’s - Representational State Transfer API<text:tab/>3</text:a></text:p>
          <text:p text:style-name="P3"><text:a xlink:type="simple" xlink:href="#__RefHeading___Toc1459_835428308" text:style-name="Index_20_Link" text:visited-style-name="Index_20_Link">REST API Requirements<text:tab/>3</text:a></text:p>
          <text:p text:style-name="P3"><text:a xlink:type="simple" xlink:href="#__RefHeading___Toc1461_835428308" text:style-name="Index_20_Link" text:visited-style-name="Index_20_Link">Considerations<text:tab/>3</text:a></text:p>
          <text:p text:style-name="P3"><text:a xlink:type="simple" xlink:href="#__RefHeading___Toc1463_835428308" text:style-name="Index_20_Link" text:visited-style-name="Index_20_Link">Free REST API’s<text:tab/>3</text:a></text:p>
          <text:p text:style-name="P2"><text:a xlink:type="simple" xlink:href="#__RefHeading___Toc238_835428308" text:style-name="Index_20_Link" text:visited-style-name="Index_20_Link">JSON – JavaScript Object Notation<text:tab/>4</text:a></text:p>
          <text:p text:style-name="P2"><text:a xlink:type="simple" xlink:href="#__RefHeading___Toc365_835428308" text:style-name="Index_20_Link" text:visited-style-name="Index_20_Link">Nested JSON<text:tab/>5</text:a></text:p>
          <text:p text:style-name="P2"><text:a xlink:type="simple" xlink:href="#__RefHeading___Toc240_835428308" text:style-name="Index_20_Link" text:visited-style-name="Index_20_Link">Location and AI<text:tab/>6</text:a></text:p>
          <text:p text:style-name="P2"><text:a xlink:type="simple" xlink:href="#__RefHeading___Toc242_835428308" text:style-name="Index_20_Link" text:visited-style-name="Index_20_Link">Weather and AI<text:tab/>7</text:a></text:p>
          <text:p text:style-name="P2"><text:a xlink:type="simple" xlink:href="#__RefHeading___Toc244_835428308" text:style-name="Index_20_Link" text:visited-style-name="Index_20_Link">News<text:tab/>9</text:a></text:p>
          <text:p text:style-name="P2"><text:a xlink:type="simple" xlink:href="#__RefHeading___Toc1596_835428308" text:style-name="Index_20_Link" text:visited-style-name="Index_20_Link">Country Information<text:tab/>11</text:a></text:p>
          <text:p text:style-name="P2"><text:a xlink:type="simple" xlink:href="#__RefHeading___Toc1711_835428308" text:style-name="Index_20_Link" text:visited-style-name="Index_20_Link">Function Routing with AI<text:tab/>13</text:a></text:p>
        </text:index-body>
      </text:table-of-content>
      <text:p text:style-name="Text_20_body"/>
      <text:p text:style-name="P4">This class teaches <text:span text:style-name="T1">the basics of REST API’s and parsing JSON responses so that you can use vendors services to extend the capabilities of your AI projects.</text:span></text:p>
      <text:h text:style-name="P5" text:outline-level="1"><text:bookmark-start text:name="__RefHeading___Toc315_192542152"/>Setup<text:bookmark-end text:name="__RefHeading___Toc315_192542152"/></text:h>
      <text:p text:style-name="P6">For this class you do not need a powerful computer. <text:s/>REST API’s can run on a “potato” they are simply website calls for text responses. For Ollama the phi3 model should run on any computer, but the results can be “quirky”. The gpt-oss model from OpenAI is very good but will need at least 16GB of RAM and will respond slower.</text:p>
      <text:p text:style-name="P7"/>
      <text:p text:style-name="P8">Python Enviornment</text:p>
      <text:p text:style-name="P9">We use the get() function in the requests module to access REST API’s</text:p>
      <text:p text:style-name="CODE">python3 -m pip install requests</text:p>
      <text:p text:style-name="P10"/>
      <text:p text:style-name="P8">Ollama</text:p>
      <text:p text:style-name="P9">Install Ollama Framework on your system</text:p>
      <text:p text:style-name="CODE">https://ollama.com/</text:p>
      <text:p text:style-name="P6"/>
      <text:p text:style-name="P6">Pull Models for Ollama from the terminal. Phi3 is very small, but quirky. gpt-oss is OpenAI’s opensource model which works well, but requires significant hardware.</text:p>
      <text:p text:style-name="CODE">ollama pull phi3</text:p>
      <text:p text:style-name="CODE">ollama pull gpt-oss</text:p>
      <text:p text:style-name="P6"/>
      <text:p text:style-name="P6">Install Ollama Module for Python</text:p>
      <text:p text:style-name="CODE">python3 -m pip install ollama</text:p>
      <text:h text:style-name="P11" text:outline-level="1"><text:bookmark-start text:name="__RefHeading___Toc363_835428308"/>REST API’s - <text:s/>Representational State Transfer <text:span text:style-name="T2">API</text:span><text:bookmark-end text:name="__RefHeading___Toc363_835428308"/></text:h>
      <text:p text:style-name="P12">REST API’s are simply a standard communication protocol to allow systems to talk to each other. REST API’s use standard HTTP requests and can be thought of as web pages for computers. <text:s/>Essentially you send a request formatted as a HTTP GET URL, and receive data back generally in a JSON format.</text:p>
      <text:p text:style-name="P13">Example Request</text:p>
      <text:p text:style-name="CODE">http://ip-api.com/json/24.48.0.1</text:p>
      <text:p text:style-name="P13">Example Response</text:p>
      <text:p text:style-name="CODE">{"status":"success","country":"Canada","countryCode":"CA","region":"QC","regionName":"Quebec","city":"Montreal","zip":"H1K","lat":45.6085,"lon":-73.5493,"timezone":"America/Toronto","isp":"Le Groupe Videotron Ltee","org":"Videotron Ltee","as":"AS5769 Videotron Ltee","query":"24.48.0.1"}</text:p>
      <text:h text:style-name="Heading_20_2" text:outline-level="2"><text:bookmark-start text:name="__RefHeading___Toc1459_835428308"/>REST API <text:span text:style-name="T3">Requirements</text:span><text:bookmark-end text:name="__RefHeading___Toc1459_835428308"/></text:h>
      <text:p text:style-name="P14">Uniform <text:span text:style-name="T3">I</text:span>nterface</text:p>
      <text:p text:style-name="P12"><text:span text:style-name="T4">Requests for a resource should look the same from all clients</text:span></text:p>
      <text:p text:style-name="P14">Client-<text:span text:style-name="T3">S</text:span>erver <text:span text:style-name="T3">D</text:span>ecoupling</text:p>
      <text:p text:style-name="P15">Client and Server systems are completely independent of each other. The systems only know about the request and response, but no other information about each other</text:p>
      <text:p text:style-name="P14">Statelessness</text:p>
      <text:p text:style-name="P15">Everything required for request is within the request</text:p>
      <text:p text:style-name="P14">Cacheability</text:p>
      <text:p text:style-name="P15">Responses should be cacheable</text:p>
      <text:p text:style-name="P14">Layered <text:span text:style-name="T5">S</text:span>ystem <text:span text:style-name="T5">A</text:span>rchitecture</text:p>
      <text:p text:style-name="P16"><text:span text:style-name="T5">Neither client nor server understand the architecture of the other system</text:span></text:p>
      <text:h text:style-name="P17" text:outline-level="2"><text:bookmark-start text:name="__RefHeading___Toc1461_835428308"/>Considerations<text:bookmark-end text:name="__RefHeading___Toc1461_835428308"/></text:h>
      <text:p text:style-name="P18">Rate Limits – How many requests can be made per second, minute, hour, day, month</text:p>
      <text:p text:style-name="P18">Costs – Billing is generally per so many thousand requests. Where you make the call in your code will effect cost.</text:p>
      <text:p text:style-name="P18">TOS – Legal use of data is determined in TOS. Also whether you are “allowed” to cache responses wil be in the TOS.</text:p>
      <text:h text:style-name="Heading_20_2" text:outline-level="2"><text:bookmark-start text:name="__RefHeading___Toc1463_835428308"/>Free REST API’s<text:bookmark-end text:name="__RefHeading___Toc1463_835428308"/></text:h>
      <text:p text:style-name="CODE">https://github.com/public-apis/public-apis</text:p>
      <text:p text:style-name="P19"/>
      <text:h text:style-name="P20" text:outline-level="1"><text:bookmark-start text:name="__RefHeading___Toc238_835428308"/>JSON – <text:span text:style-name="T6">JavaScript Object Notation</text:span><text:bookmark-end text:name="__RefHeading___Toc238_835428308"/></text:h>
      <text:p text:style-name="P21">JSON is a standardized format for computers to be able send and receive data in key/value pairs. To access data you will need to point to the proper key and index. If multiple results come back for a key they will be delineated with numbered indexes.</text:p>
      <text:p text:style-name="CODE">http://ip-api.com/<text:span text:style-name="T7">json/</text:span></text:p>
      <text:p text:style-name="P15">When using Python you will use the get() function from the requests module to connect to a REST API. You will then also use the json() method to turn the response into a JSON object so that you can access the key/value pairs.</text:p>
      <text:p text:style-name="P15">In this example we access geographic data about our location using a REST API that queries a database that contains data based on our external IP Address.</text:p>
      <text:p text:style-name="P15">We will use the json.dumps() function to print out a formatted version of the JSON response to better understand it.</text:p>
      <text:p text:style-name="P22">rest-json.py</text:p>
      <text:p text:style-name="CODE">import requests</text:p>
      <text:p text:style-name="CODE">import json</text:p>
      <text:p text:style-name="CODE"/>
      <text:p text:style-name="CODE">url = 'http://ip-api.com/json/'</text:p>
      <text:p text:style-name="CODE"/>
      <text:p text:style-name="CODE">response = requests.get(url).json()</text:p>
      <text:p text:style-name="CODE"/>
      <text:p text:style-name="CODE">print(response)</text:p>
      <text:p text:style-name="CODE"/>
      <text:p text:style-name="CODE">print(response['city'])</text:p>
      <text:p text:style-name="CODE"/>
      <text:p text:style-name="CODE">print(json.dumps(response, indent=2))</text:p>
      <text:p text:style-name="P23"/>
      <text:p text:style-name="CODE">{'status': 'success', 'country': 'United States', 'countryCode': 'US', 'region': 'GA', 'regionName': 'Georgia', 'city': 'Atlanta', 'zip': '30318', 'lat': 33.7838, 'lon': -84.4455, 'timezone': 'America/New_York', 'isp': 'The Constant Company', 'org': 'Vultr Holdings, LLC', 'as': 'AS20473 The Constant Company, LLC', 'query': '155.138.209.58'}</text:p>
      <text:p text:style-name="CODE">Atlanta</text:p>
      <text:p text:style-name="CODE">{</text:p>
      <text:p text:style-name="CODE"><text:s text:c="2"/>"status": "success",</text:p>
      <text:p text:style-name="CODE"><text:s text:c="2"/>"country": "United States",</text:p>
      <text:p text:style-name="CODE"><text:s text:c="2"/>"countryCode": "US",</text:p>
      <text:p text:style-name="CODE"><text:s text:c="2"/>"region": "GA",</text:p>
      <text:p text:style-name="CODE"><text:s text:c="2"/>"regionName": "Georgia",</text:p>
      <text:p text:style-name="CODE"><text:s text:c="2"/>"city": "Atlanta",</text:p>
      <text:p text:style-name="CODE"><text:s text:c="2"/>"zip": "30318",</text:p>
      <text:p text:style-name="CODE"><text:s text:c="2"/>"lat": 33.7838,</text:p>
      <text:p text:style-name="CODE"><text:s text:c="2"/>"lon": -84.4455,</text:p>
      <text:p text:style-name="CODE"><text:s text:c="2"/>"timezone": "America/New_York",</text:p>
      <text:p text:style-name="CODE"><text:s text:c="2"/>"isp": "The Constant Company",</text:p>
      <text:p text:style-name="CODE"><text:s text:c="2"/>"org": "Vultr Holdings, LLC",</text:p>
      <text:p text:style-name="CODE"><text:s text:c="2"/>"as": "AS20473 The Constant Company, LLC",</text:p>
      <text:p text:style-name="CODE"><text:s text:c="2"/>"query": "155.138.209.58"</text:p>
      <text:p text:style-name="CODE">}</text:p>
      <text:h text:style-name="P24" text:outline-level="1"><text:bookmark-start text:name="__RefHeading___Toc365_835428308"/>Nested JSON<text:bookmark-end text:name="__RefHeading___Toc365_835428308"/></text:h>
      <text:p text:style-name="Text_20_body">JSON responses can be very deep. There can be multiple values per key which will use a numbered index. Think of Nested JSON as a Set of Dictionaries and Lists in Python. Finding the right key value to pull out specific data can be tedious. Feeding a JSON response to ChatGPT and asking for the proper index makes life easier.</text:p>
      <text:p text:style-name="Text_20_body">In this example we use the restcountries API that provides detailed information about countries. Many keys have multiple values such as for Alternate Spellings.</text:p>
      <text:p text:style-name="CODE">https://restcountries.com</text:p>
      <text:p text:style-name="P25"/>
      <text:p text:style-name="P25">We will print out the common name for the country spain, print out the list of capitals, and the alternate spellings. We will then do a for loop to print out just the alternate spellings of the country name.</text:p>
      <text:p text:style-name="P22">rest-json-nested.py</text:p>
      <text:p text:style-name="CODE">import requests</text:p>
      <text:p text:style-name="CODE">import json</text:p>
      <text:p text:style-name="CODE"/>
      <text:p text:style-name="CODE">url = 'https://restcountries.com/v3.1/name/spain'</text:p>
      <text:p text:style-name="CODE"/>
      <text:p text:style-name="CODE">response = requests.get(url).json()</text:p>
      <text:p text:style-name="CODE"/>
      <text:p text:style-name="CODE"># print(response)</text:p>
      <text:p text:style-name="CODE"/>
      <text:p text:style-name="CODE"><text:span text:style-name="T5"># </text:span>print(json.dumps(response, indent=2))</text:p>
      <text:p text:style-name="CODE"/>
      <text:p text:style-name="CODE">print(response[0]['name']['common'])</text:p>
      <text:p text:style-name="CODE">print(response[0]['capital'])</text:p>
      <text:p text:style-name="CODE">print(response[0]['altSpellings'])</text:p>
      <text:p text:style-name="CODE"/>
      <text:p text:style-name="CODE">for x in response[0]['altSpellings']:</text:p>
      <text:p text:style-name="CODE"><text:s text:c="4"/>print(x)</text:p>
      <text:p text:style-name="P23"/>
      <text:p text:style-name="CODE">Spain</text:p>
      <text:p text:style-name="CODE">['Madrid']</text:p>
      <text:p text:style-name="CODE">['ES', 'Kingdom of Spain', 'Reino de España']</text:p>
      <text:p text:style-name="CODE">ES</text:p>
      <text:p text:style-name="CODE">Kingdom of Spain</text:p>
      <text:p text:style-name="CODE">Reino de España</text:p>
      <text:h text:style-name="P24" text:outline-level="1"><text:bookmark-start text:name="__RefHeading___Toc240_835428308"/>Location <text:span text:style-name="T8">and AI</text:span><text:bookmark-end text:name="__RefHeading___Toc240_835428308"/></text:h>
      <text:p text:style-name="P26">Giving your LLM context about the user can improve responses, and make it easier for the user to query the system.</text:p>
      <text:p text:style-name="P26">This lab uses the ip-api.com API to get the users City and Country based on their external IP Address. <text:s/>We then feed this with the query to the LLM to give it additional context for answering requests.</text:p>
      <text:p text:style-name="P26">Note that we call the location() function before the while True: start. This limits the number of requets to the API and prevents extra errors.</text:p>
      <text:p text:style-name="P27">http://ip-api.com/<text:span text:style-name="T7">json/</text:span></text:p>
      <text:p text:style-name="P22"/>
      <text:p text:style-name="P22">rest-location-ai.py</text:p>
      <text:p text:style-name="CODE">from ollama import ChatResponse, chat</text:p>
      <text:p text:style-name="CODE">import requests</text:p>
      <text:p text:style-name="CODE"/>
      <text:p text:style-name="CODE">def location():</text:p>
      <text:p text:style-name="CODE"><text:s text:c="2"/>url = 'http://ip-api.com/json/'</text:p>
      <text:p text:style-name="CODE"><text:s text:c="2"/>response = requests.get(url).json()</text:p>
      <text:p text:style-name="CODE"><text:s text:c="2"/>location = f'City: {response['city']} -- Country: {response['country']}'</text:p>
      <text:p text:style-name="CODE"><text:s text:c="2"/>return location</text:p>
      <text:p text:style-name="CODE"/>
      <text:p text:style-name="CODE">def ai(query, location):</text:p>
      <text:p text:style-name="CODE"><text:s text:c="2"/>response: ChatResponse = chat(model='gpt-oss', messages=[</text:p>
      <text:p text:style-name="CODE"><text:s text:c="4"/>{</text:p>
      <text:p text:style-name="CODE"><text:s text:c="6"/>'role': 'user',</text:p>
      <text:p text:style-name="CODE"><text:s text:c="6"/>'content': f'''</text:p>
      <text:p text:style-name="CODE"><text:s text:c="8"/>Answer as short as possible.</text:p>
      <text:p text:style-name="CODE"><text:s text:c="8"/>Do not add additional information beyond the answer.</text:p>
      <text:p text:style-name="CODE"><text:s text:c="8"/>Answer this query: {query}</text:p>
      <text:p text:style-name="CODE"><text:s text:c="8"/>Based on this location: {location}.</text:p>
      <text:p text:style-name="CODE"><text:s text:c="8"/>''',</text:p>
      <text:p text:style-name="CODE"><text:s text:c="4"/>},</text:p>
      <text:p text:style-name="CODE"><text:s text:c="2"/>])</text:p>
      <text:p text:style-name="CODE"><text:s text:c="2"/>return response.message.content</text:p>
      <text:p text:style-name="CODE"/>
      <text:p text:style-name="CODE">location = location()</text:p>
      <text:p text:style-name="CODE">while True:</text:p>
      <text:p text:style-name="CODE"><text:s text:c="2"/>query = input('Question: ')</text:p>
      <text:p text:style-name="CODE"><text:s text:c="2"/>response = ai(query,location)</text:p>
      <text:p text:style-name="CODE"><text:s text:c="2"/>print(response)</text:p>
      <text:p text:style-name="Text_20_body"/>
      <text:p text:style-name="CODE">Question: who was the president in 1995</text:p>
      <text:p text:style-name="CODE">Bill Clinton.</text:p>
      <text:p text:style-name="CODE">Question: who was the wife of the president in 1977</text:p>
      <text:p text:style-name="CODE">Rosalynn Carter.</text:p>
      <text:p text:style-name="CODE">Question: do we have a 3 dollar bill</text:p>
      <text:p text:style-name="CODE">No.</text:p>
      <text:p text:style-name="Text_20_body"/>
      <text:h text:style-name="P24" text:outline-level="1"><text:bookmark-start text:name="__RefHeading___Toc242_835428308"/>Weather <text:span text:style-name="T9">and AI</text:span><text:bookmark-end text:name="__RefHeading___Toc242_835428308"/></text:h>
      <text:p text:style-name="P28">REST API’s can provide information about a users environment. <text:s/>Open Weather allows you to access current weather forecasts for your users so that they can ask about the weather, and ask for recommendations on clothing and such.</text:p>
      <text:p text:style-name="P28">This lab ties 2 REST API’s into a stack. <text:s/>We use ip-api.com to get the users latitude and longitude based on their external IP address. We then feed this information to Open Weather.</text:p>
      <text:p text:style-name="P28"><text:span text:style-name="T10">NOTE:</text:span> Phi3 actually gives very good responses in for this lab. This can be an example of using a lower powered LLM to answer more limited queries.</text:p>
      <text:p text:style-name="P28"><text:span text:style-name="T10">NOTE:</text:span> We add units=imperial to the basic API call to get measurements in Fahrenheit. The default Standard measurements are in Kelvin.</text:p>
      <text:p text:style-name="CODE">https://openweathermap.org</text:p>
      <text:p text:style-name="P29">You will need a free account to access an API key for this lab</text:p>
      <text:p text:style-name="P30">rest-weather-ai.py</text:p>
      <text:p text:style-name="CODE">from ollama import ChatResponse, chat</text:p>
      <text:p text:style-name="CODE">import requests</text:p>
      <text:p text:style-name="CODE"/>
      <text:p text:style-name="CODE">def location():</text:p>
      <text:p text:style-name="CODE"><text:s text:c="2"/>url = 'http://ip-api.com/json/'</text:p>
      <text:p text:style-name="CODE"><text:s text:c="2"/>response = requests.get(url).json()</text:p>
      <text:p text:style-name="CODE"><text:s text:c="2"/>location = {'lat':'','lon':''}</text:p>
      <text:p text:style-name="CODE"><text:s text:c="2"/>location['lat'] = response['lat']</text:p>
      <text:p text:style-name="CODE"><text:s text:c="2"/>location['lon'] = response['lon']</text:p>
      <text:p text:style-name="CODE"><text:s text:c="2"/>return location</text:p>
      <text:p text:style-name="CODE"/>
      <text:p text:style-name="CODE">def weather(lat, lon):</text:p>
      <text:p text:style-name="CODE"><text:s text:c="2"/>key = '<text:span text:style-name="T11">YOUR API KEY</text:span>'</text:p>
      <text:p text:style-name="CODE"><text:s text:c="2"/>url = f'https://api.openweathermap.org/data/2.5/weather?lat={lat}&amp;lon={lon}&amp;appid={key}&amp;units=imperial'</text:p>
      <text:p text:style-name="CODE"><text:s text:c="2"/>response = requests.get(url).json()</text:p>
      <text:p text:style-name="CODE"><text:s text:c="2"/>return response</text:p>
      <text:p text:style-name="CODE"/>
      <text:p text:style-name="CODE">def ai(query, location):</text:p>
      <text:p text:style-name="CODE"><text:s text:c="2"/>response: ChatResponse = chat(model='gpt-oss', messages=[</text:p>
      <text:p text:style-name="CODE"><text:s text:c="4"/>{</text:p>
      <text:p text:style-name="CODE"><text:s text:c="6"/>'role': 'user',</text:p>
      <text:p text:style-name="CODE"><text:s text:c="6"/>'content': f'''</text:p>
      <text:p text:style-name="CODE"><text:s text:c="8"/>Answer as short as possible.</text:p>
      <text:p text:style-name="CODE"><text:s text:c="8"/>Do not add additional information beyond the answer.</text:p>
      <text:p text:style-name="CODE"><text:s text:c="8"/>Answer this query: {query}</text:p>
      <text:p text:style-name="CODE"><text:s text:c="8"/>Based on this information: {location}.</text:p>
      <text:p text:style-name="CODE"><text:s text:c="8"/>''',</text:p>
      <text:p text:style-name="CODE"><text:s text:c="4"/>},</text:p>
      <text:p text:style-name="CODE"><text:s text:c="2"/>])</text:p>
      <text:p text:style-name="CODE"><text:s text:c="2"/>return response.message.content</text:p>
      <text:p text:style-name="CODE"/>
      <text:p text:style-name="P31"># CONTINUED ON NEXT PAGE ---&gt;&gt;&gt;</text:p>
      <text:p text:style-name="CODE"><text:soft-page-break/>location = location()</text:p>
      <text:p text:style-name="CODE">weather = weather(location['lat'],location['lon'])</text:p>
      <text:p text:style-name="CODE"/>
      <text:p text:style-name="CODE">while True:</text:p>
      <text:p text:style-name="CODE"><text:s text:c="2"/>query = input('Question: ')</text:p>
      <text:p text:style-name="CODE"><text:s text:c="2"/>response = ai(query,weather)</text:p>
      <text:p text:style-name="CODE"><text:s text:c="2"/>print(response)</text:p>
      <text:p text:style-name="Text_20_body"/>
      <text:p text:style-name="CODE">Question: whats the weather</text:p>
      <text:p text:style-name="CODE">Overcast clouds, about 65 °F.</text:p>
      <text:p text:style-name="CODE">Question: do I need a coat</text:p>
      <text:p text:style-name="CODE">No.</text:p>
      <text:p text:style-name="CODE">Question: what should i wear</text:p>
      <text:p text:style-name="CODE">Wear a light long‑sleeve shirt, a breathable jacket or cardigan, and comfortable pants. Bring a light scarf or umbrella just in case.</text:p>
      <text:p text:style-name="Text_20_body"/>
      <text:h text:style-name="P32" text:outline-level="1"><text:bookmark-start text:name="__RefHeading___Toc244_835428308"/>News<text:bookmark-end text:name="__RefHeading___Toc244_835428308"/></text:h>
      <text:p text:style-name="Text_20_body">The News API <text:span text:style-name="T12">allows you to access current news through a REST API call. The free tier provides 100 requests per day with a 24 hour delay.</text:span></text:p>
      <text:p text:style-name="P33">In this lab we get the current news from the News API. We pull out the source, title and description and add those to the news variable value. We then can ask questions about the current news within the while True loop.</text:p>
      <text:p text:style-name="P33">We run the get_news() function once before the loop so that we do not use an API request for each question we ask.</text:p>
      <text:p text:style-name="P27">https://newsapi.org/</text:p>
      <text:p text:style-name="P22"><text:span text:style-name="T12">r</text:span>est-news.py</text:p>
      <text:p text:style-name="CODE">from ollama import ChatResponse, chat</text:p>
      <text:p text:style-name="CODE">import requests</text:p>
      <text:p text:style-name="CODE"/>
      <text:p text:style-name="CODE">def get_news():</text:p>
      <text:p text:style-name="CODE"><text:s text:c="4"/>key = '<text:span text:style-name="T12">YOUR API KEY</text:span>'</text:p>
      <text:p text:style-name="CODE"><text:s text:c="4"/>response = requests.get(f'https://newsapi.org/v2/top-headlines?country=us&amp;apiKey={key}').json()</text:p>
      <text:p text:style-name="CODE"/>
      <text:p text:style-name="CODE"><text:s text:c="4"/>news = ''</text:p>
      <text:p text:style-name="CODE"><text:s text:c="4"/>for article in response['articles']:</text:p>
      <text:p text:style-name="CODE"><text:s text:c="8"/>news+=(</text:p>
      <text:p text:style-name="CODE"><text:s text:c="16"/>f'{article['source']['name']}\n'</text:p>
      <text:p text:style-name="CODE"><text:s text:c="16"/>f'{article['title']}\n'</text:p>
      <text:p text:style-name="CODE"><text:s text:c="16"/>f'{article['description']}\n'</text:p>
      <text:p text:style-name="CODE"><text:s text:c="16"/>'****\n'</text:p>
      <text:p text:style-name="CODE"><text:s text:c="8"/>)</text:p>
      <text:p text:style-name="CODE"><text:s text:c="4"/>print(news)</text:p>
      <text:p text:style-name="CODE"><text:s text:c="4"/></text:p>
      <text:p text:style-name="CODE"><text:s text:c="4"/>return news</text:p>
      <text:p text:style-name="CODE"/>
      <text:p text:style-name="CODE">def ai(query, news):</text:p>
      <text:p text:style-name="CODE"><text:s text:c="2"/>response: ChatResponse = chat(model='gpt-oss', messages=[</text:p>
      <text:p text:style-name="CODE"><text:s text:c="4"/>{</text:p>
      <text:p text:style-name="CODE"><text:s text:c="6"/>'role': 'user',</text:p>
      <text:p text:style-name="CODE"><text:s text:c="6"/>'content': f'''</text:p>
      <text:p text:style-name="CODE"><text:s text:c="8"/>1. Answer as short as possible.</text:p>
      <text:p text:style-name="CODE"><text:s text:c="8"/>2. Do not add additional information beyond the answer.</text:p>
      <text:p text:style-name="CODE"><text:s text:c="8"/>3. Answer this query: {query}</text:p>
      <text:p text:style-name="CODE"><text:s text:c="8"/>4. Based on this News: {news}.</text:p>
      <text:p text:style-name="CODE"><text:s text:c="8"/>''',</text:p>
      <text:p text:style-name="CODE"><text:s text:c="4"/>},</text:p>
      <text:p text:style-name="CODE"><text:s text:c="2"/>])</text:p>
      <text:p text:style-name="CODE"><text:s text:c="2"/>return response.message.content</text:p>
      <text:p text:style-name="CODE"/>
      <text:p text:style-name="CODE">news = get_news()</text:p>
      <text:p text:style-name="CODE">while True:</text:p>
      <text:p text:style-name="CODE"><text:s text:c="3"/>query = input('Question: ')</text:p>
      <text:p text:style-name="CODE"><text:s text:c="3"/>response = ai(query, news)</text:p>
      <text:p text:style-name="CODE"><text:s text:c="3"/>print(response)</text:p>
      <text:p text:style-name="P34"><text:soft-page-break/></text:p>
      <text:p text:style-name="P27">Question: what is happeining</text:p>
      <text:p text:style-name="CODE">Cyber‑Monday sales, a coaching‑change deadline, a Formula‑1 breakout, a national‑guard‑shooting comment, flight‑cancellation storm, a Pope’s Middle‑East visit, Swiss tax vote defeat, Pentagon‑politics drama, a cannabis‑medication study, market‑risk alert, Hong Kong fire deaths, U.S.–Ukraine talks, retro‑gaming history, dementia‑risk findings, NYC landlord protests, and Netanyahu’s pardon plea.</text:p>
      <text:p text:style-name="CODE">Question: whats going on with formula 1</text:p>
      <text:p text:style-name="CODE">Oscar Piastri is having a standout Qatar Grand Prix—McLaren says his recent surge is back to his best‑level F1 performance.</text:p>
      <text:p text:style-name="CODE">Question: what is happening in nyc</text:p>
      <text:p text:style-name="CODE">Landlords in NYC are bracing for a showdown over a proposed rent‑freeze policy.</text:p>
      <text:p text:style-name="P34"/>
      <text:h text:style-name="P24" text:outline-level="1"><text:bookmark-start text:name="__RefHeading___Toc1596_835428308"/>Country Information<text:bookmark-end text:name="__RefHeading___Toc1596_835428308"/></text:h>
      <text:p text:style-name="P35">In this lab we find the country that we are in using the ip-api.com API, and then feed this to the restcountries.com API to get information about our country.</text:p>
      <text:p text:style-name="P35">We then send the JSON data about our country along with a query to the LLM. In the LLM we specify to only provide answers based on the key/value pairs to try to show that the LLM is reading the input, and not simply answering based off of its training.</text:p>
      <text:p text:style-name="CODE">https://restcountries.com</text:p>
      <text:p text:style-name="P36"/>
      <text:p text:style-name="P36">rest-country.py</text:p>
      <text:p text:style-name="CODE">from ollama import ChatResponse,chat</text:p>
      <text:p text:style-name="CODE">import requests</text:p>
      <text:p text:style-name="CODE"/>
      <text:p text:style-name="CODE">def location():</text:p>
      <text:p text:style-name="CODE"><text:s text:c="4"/>url = 'http://ip-api.com/json/'</text:p>
      <text:p text:style-name="CODE"><text:s text:c="4"/>response = requests.get(url).json()</text:p>
      <text:p text:style-name="CODE"><text:s text:c="4"/>country = response['country']</text:p>
      <text:p text:style-name="CODE"><text:s text:c="4"/>return country</text:p>
      <text:p text:style-name="CODE"/>
      <text:p text:style-name="CODE">def country_api(country):</text:p>
      <text:p text:style-name="CODE"><text:s text:c="4"/>url = f'https://restcountries.com/v3.1/name/{country}'</text:p>
      <text:p text:style-name="CODE"><text:s text:c="4"/>response = requests.get(url).json()</text:p>
      <text:p text:style-name="CODE"><text:s text:c="4"/>return response</text:p>
      <text:p text:style-name="CODE"/>
      <text:p text:style-name="CODE">def ai(query, location):</text:p>
      <text:p text:style-name="CODE"><text:s text:c="2"/>response: ChatResponse = chat(model='gpt-oss', messages=[</text:p>
      <text:p text:style-name="CODE"><text:s text:c="4"/>{</text:p>
      <text:p text:style-name="CODE"><text:s text:c="6"/>'role': 'user',</text:p>
      <text:p text:style-name="CODE"><text:s text:c="6"/>'content': f'''</text:p>
      <text:p text:style-name="CODE"><text:s text:c="8"/>1. Answer as short as possible.</text:p>
      <text:p text:style-name="CODE"><text:s text:c="8"/>2. Only answer the question.</text:p>
      <text:p text:style-name="CODE"><text:s text:c="8"/>3. Answer this query: {query}</text:p>
      <text:p text:style-name="CODE"><text:s text:c="8"/>4. Provide the Value from the key/value pairs in this JSON: {location}.</text:p>
      <text:p text:style-name="CODE"><text:s text:c="8"/>5. Only provide the Value from the Data provided.</text:p>
      <text:p text:style-name="CODE"><text:s text:c="8"/>''',</text:p>
      <text:p text:style-name="CODE"><text:s text:c="4"/>},</text:p>
      <text:p text:style-name="CODE"><text:s text:c="2"/>])</text:p>
      <text:p text:style-name="CODE"><text:s text:c="2"/>return response.message.content</text:p>
      <text:p text:style-name="CODE"/>
      <text:p text:style-name="CODE">country = location()</text:p>
      <text:p text:style-name="CODE">country_data = country_api(country)</text:p>
      <text:p text:style-name="CODE"/>
      <text:p text:style-name="CODE">while True:</text:p>
      <text:p text:style-name="CODE"><text:s text:c="3"/>query = input('Question: ')</text:p>
      <text:p text:style-name="CODE"><text:s text:c="3"/>response = ai(query, country_data)</text:p>
      <text:p text:style-name="CODE"><text:s text:c="3"/>print(response)</text:p>
      <text:p text:style-name="Text_20_body"/>
      <text:p text:style-name="P37">Question: what does my flag look like</text:p>
      <text:p text:style-name="CODE">The flag of Australia has a dark blue field. It features the flag of the United Kingdom — the Union Jack — in the canton, beneath which is a large white seven‑pointed star. A representation of the Southern Cross constellation, made up of one small five‑pointed and four larger seven‑pointed white stars, is situated on the fly side of the field.</text:p>
      <text:p text:style-name="CODE">Question: what are the names for my country</text:p>
      <text:p text:style-name="CODE">Australia; Commonwealth of Australia</text:p>
      <text:p text:style-name="Text_20_body"/>
      <text:p text:style-name="Text_20_body"/>
      <text:p text:style-name="Text_20_body"/>
      <text:h text:style-name="P24" text:outline-level="1"><text:bookmark-start text:name="__RefHeading___Toc1711_835428308"/>Function Routing with AI<text:bookmark-end text:name="__RefHeading___Toc1711_835428308"/></text:h>
      <text:p text:style-name="P38">In this lab we start to give our apps more “intelligence” by creating a file that contains specific functions to provide answers. We have functions for greetings, the time, the location and the weather. These functions provide responses from static values, from the time on the operating system, and from REST API calls.</text:p>
      <text:p text:style-name="P38">We then import this function file into our main script, and we also write the function file contenst into the value of a variable. <text:s/></text:p>
      <text:p text:style-name="P38">When we make a query we have an initial LLM call that simply asks for the name of the function that best fits our query. We have an if/else statement to verify the function name exists and then we call the function and save the response.</text:p>
      <text:p text:style-name="P38">We then send the users query along with the function response to the LLM so that it can provide an answer based on all of the information provided.</text:p>
      <text:p text:style-name="P38">This allows us to ask questions in different languages, or ask for advice that has no hard coded response.</text:p>
      <text:p text:style-name="P39"/>
      <text:p text:style-name="P40">func.py</text:p>
      <text:p text:style-name="CODE">import requests</text:p>
      <text:p text:style-name="CODE">import datetime</text:p>
      <text:p text:style-name="CODE"/>
      <text:p text:style-name="CODE">def hello():</text:p>
      <text:p text:style-name="CODE"><text:s text:c="4"/>message = 'yo dude!'</text:p>
      <text:p text:style-name="CODE"><text:s text:c="4"/>return message</text:p>
      <text:p text:style-name="CODE"/>
      <text:p text:style-name="CODE">def bye():</text:p>
      <text:p text:style-name="CODE"><text:s text:c="4"/>message = 'see ya buddy'</text:p>
      <text:p text:style-name="CODE"><text:s text:c="4"/>return message</text:p>
      <text:p text:style-name="CODE"/>
      <text:p text:style-name="CODE">def clock():</text:p>
      <text:p text:style-name="CODE"><text:s text:c="4"/>current_time = datetime.datetime.now()</text:p>
      <text:p text:style-name="CODE"><text:s text:c="4"/>return current_time</text:p>
      <text:p text:style-name="CODE"/>
      <text:p text:style-name="CODE">def location():</text:p>
      <text:p text:style-name="CODE"><text:s text:c="2"/>url = 'http://ip-api.com/json/'</text:p>
      <text:p text:style-name="CODE"><text:s text:c="2"/>response = requests.get(url).json()</text:p>
      <text:p text:style-name="CODE"><text:s text:c="2"/>location = {'lat':'','lon':''}</text:p>
      <text:p text:style-name="CODE"><text:s text:c="2"/>location['lat'] = response['lat']</text:p>
      <text:p text:style-name="CODE"><text:s text:c="2"/>location['lon'] = response['lon']</text:p>
      <text:p text:style-name="CODE"><text:s text:c="2"/>return location</text:p>
      <text:p text:style-name="CODE"/>
      <text:p text:style-name="P41">def weather():</text:p>
      <text:p text:style-name="CODE"><text:s text:c="4"/>url = 'http://ip-api.com/json/'</text:p>
      <text:p text:style-name="CODE"><text:s text:c="4"/>response = requests.get(url).json()</text:p>
      <text:p text:style-name="CODE"><text:s text:c="4"/>lat = response['lat']</text:p>
      <text:p text:style-name="CODE"><text:s text:c="4"/>lon = response['lon']</text:p>
      <text:p text:style-name="CODE"/>
      <text:p text:style-name="CODE"><text:s text:c="4"/>key = '<text:span text:style-name="T13">YOUR API KEY</text:span>'</text:p>
      <text:p text:style-name="CODE"><text:s text:c="4"/>url = f'https://api.openweathermap.org/data/2.5/weather?lat={lat}&amp;lon={lon}&amp;appid={key}&amp;units=imperial'</text:p>
      <text:p text:style-name="CODE"><text:s text:c="4"/>response = requests.get(url).json()</text:p>
      <text:p text:style-name="CODE"><text:s text:c="4"/>return response</text:p>
      <text:p text:style-name="P38"/>
      <text:p text:style-name="P39"/>
      <text:p text:style-name="P40">rest-ai-functions.py</text:p>
      <text:p text:style-name="CODE">from ollama import ChatResponse, chat</text:p>
      <text:p text:style-name="CODE">import func</text:p>
      <text:p text:style-name="CODE"/>
      <text:p text:style-name="CODE">with open('func.py', 'r') as file:</text:p>
      <text:p text:style-name="CODE"><text:s text:c="2"/>functions = file.read()</text:p>
      <text:p text:style-name="CODE"/>
      <text:p text:style-name="CODE">def ai_llm(query, functions):</text:p>
      <text:p text:style-name="CODE"><text:s text:c="2"/>response: ChatResponse = chat(model='gpt-oss', messages=[</text:p>
      <text:p text:style-name="CODE"><text:s text:c="4"/>{</text:p>
      <text:p text:style-name="CODE"><text:s text:c="6"/>'role': 'user',</text:p>
      <text:p text:style-name="CODE"><text:s text:c="6"/>'content': f'''</text:p>
      <text:p text:style-name="CODE"><text:s text:c="8"/>1. Query: {query}</text:p>
      <text:p text:style-name="CODE"><text:s text:c="8"/>2. Which Function from this list of Functions is best for the query. </text:p>
      <text:p text:style-name="CODE"><text:s text:c="8"/>3. Answer only with the function, and no other words.</text:p>
      <text:p text:style-name="CODE"><text:s text:c="8"/>4. Functions: {functions}</text:p>
      <text:p text:style-name="CODE"><text:s text:c="8"/>''',</text:p>
      <text:p text:style-name="CODE"><text:s text:c="4"/>},</text:p>
      <text:p text:style-name="CODE"><text:s text:c="2"/>])</text:p>
      <text:p text:style-name="CODE"><text:s text:c="2"/>return response.message.content</text:p>
      <text:p text:style-name="CODE"/>
      <text:p text:style-name="CODE">def ai_response(query, data):</text:p>
      <text:p text:style-name="CODE"><text:s text:c="2"/>response: ChatResponse = chat(model='gpt-oss', messages=[</text:p>
      <text:p text:style-name="CODE"><text:s text:c="4"/>{</text:p>
      <text:p text:style-name="CODE"><text:s text:c="6"/>'role': 'user',</text:p>
      <text:p text:style-name="CODE"><text:s text:c="6"/>'content': f'''</text:p>
      <text:p text:style-name="CODE"><text:s text:c="6"/>1. Answer this query and nothing else</text:p>
      <text:p text:style-name="CODE"><text:s text:c="6"/>2. Make the answer short</text:p>
      <text:p text:style-name="CODE"><text:s text:c="6"/>3. Query: {query}</text:p>
      <text:p text:style-name="CODE"><text:s text:c="6"/>4. Based off of this information: {data}</text:p>
      <text:p text:style-name="CODE"><text:s text:c="8"/>''',</text:p>
      <text:p text:style-name="CODE"><text:s text:c="4"/>},</text:p>
      <text:p text:style-name="CODE"><text:s text:c="2"/>])</text:p>
      <text:p text:style-name="CODE"><text:s text:c="2"/>return response.message.content</text:p>
      <text:p text:style-name="CODE"/>
      <text:p text:style-name="CODE">while True:</text:p>
      <text:p text:style-name="CODE"><text:s text:c="4"/>query = input('Question: ')</text:p>
      <text:p text:style-name="CODE"><text:s text:c="4"/>response = ai_llm(query,functions)</text:p>
      <text:p text:style-name="CODE"><text:s text:c="4"/>print(response)</text:p>
      <text:p text:style-name="CODE"><text:s text:c="4"/>response = response.replace('()','')</text:p>
      <text:p text:style-name="CODE"/>
      <text:p text:style-name="CODE"><text:s text:c="4"/>if hasattr(func, response):</text:p>
      <text:p text:style-name="CODE"><text:s text:c="8"/>fn = getattr(func, response)</text:p>
      <text:p text:style-name="CODE"><text:s text:c="8"/>response = fn()</text:p>
      <text:p text:style-name="CODE"><text:s text:c="4"/>else:</text:p>
      <text:p text:style-name="CODE"><text:s text:c="8"/>print("No such function in func.py:", response)</text:p>
      <text:p text:style-name="CODE"/>
      <text:p text:style-name="CODE"><text:s text:c="4"/>print(response)</text:p>
      <text:p text:style-name="CODE"><text:s text:c="4"/>ai_answer = ai_response(query, response)</text:p>
      <text:p text:style-name="CODE"><text:s text:c="4"/>print(ai_answer)</text:p>
      <text:p text:style-name="P38"/>
      <text:p text:style-name="P42"/>
      <text:p text:style-name="CODE">Question: guttentag</text:p>
      <text:p text:style-name="CODE">hello</text:p>
      <text:p text:style-name="CODE">yo dude!</text:p>
      <text:p text:style-name="CODE">Good day.</text:p>
      <text:p text:style-name="CODE">Question: how long till dinner</text:p>
      <text:p text:style-name="CODE">clock</text:p>
      <text:p text:style-name="CODE">2025-12-01 15:51:02.909193</text:p>
      <text:p text:style-name="CODE">About 3 hours 9 minutes.</text:p>
      <text:p text:style-name="CODE">Question: do i need a coat</text:p>
      <text:p text:style-name="CODE">weather</text:p>
      <text:p text:style-name="CODE">{'coord': {'lon': 150.635, 'lat': -34.0068}, 'weather': [{'id': 800, 'main': 'Clear', 'description': 'clear sky', 'icon': '01d'}], 'base': 'stations', 'main': {'temp': 60.22, 'feels_like': 58.39, 'temp_min': 59.56, 'temp_max': 63.39, 'pressure': 1010, 'humidity': 52, 'sea_level': 1010, 'grnd_level': 987}, 'visibility': 10000, 'wind': {'speed': 8.39, 'deg': 236, 'gust': 19.1}, 'clouds': {'all': 1}, 'dt': 1764622281, 'sys': {'type': 2, 'id': 2002850, 'country': 'AU', 'sunrise': 1764614366, 'sunset': 1764665666}, 'timezone': 39600, 'id': 2146879, 'name': 'Theresa Park', 'cod': 200}</text:p>
      <text:p text:style-name="CODE">No, a coat isn’t necessary. The temperature is around 60°F and the wind isn’t strong enough to feel chilly.</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5-12-01T16:06:43.488688333">12/01/25</text:date><text:tab/><text:tab/><text:bookmark-start text:name="PageNumWizard_FOOTER_Default Page Style21 Copy 1"/><text:page-number text:select-page="current">16</text:page-number> / <text:page-count>16</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1T13:35:09.951338843</meta:creation-date>
    <meta:editing-duration>P8DT20H31M56S</meta:editing-duration>
    <meta:editing-cycles>14</meta:editing-cycles>
    <meta:generator>LibreOffice/24.8.4.2$MacOSX_AARCH64 LibreOffice_project/bb3cfa12c7b1bf994ecc5649a80400d06cd71002</meta:generator>
    <dc:title>SD In Person Class</dc:title>
    <dc:date>2025-12-01T16:06:43.454378164</dc:date>
    <meta:document-statistic meta:table-count="0" meta:image-count="0" meta:object-count="0" meta:page-count="16" meta:paragraph-count="368" meta:word-count="2347" meta:character-count="16849" meta:non-whitespace-character-count="14102"/>
    <meta:template xlink:type="simple" xlink:actuate="onRequest" xlink:title="SD In Person Class" xlink:href="../../../../../../Application%20Support/LibreOffice/4/user/template/SD%20In%20Person%20Class.ott" meta:date="2025-11-21T13:35:09.140290199"/>
  </office:meta>
</office:document-meta>
</file>